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9F3ADDAA14D89E91EA.png" manifest:media-type="image/png"/>
  <manifest:file-entry manifest:full-path="Pictures/10000201000003200000029F1032ACB62FD9729F.png" manifest:media-type="image/png"/>
  <manifest:file-entry manifest:full-path="Pictures/10000201000003200000029F2471FF291C6017D5.png" manifest:media-type="image/png"/>
  <manifest:file-entry manifest:full-path="Pictures/100002010000002C00000035DAEE543424ECD46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3465a4" draw:stroke-linejoin="round" draw:fill="solid" draw:fill-color="#fdb94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808080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1f497d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db94d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808080" draw:opacity="50%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1" fo:font-size="18pt" fo:letter-spacing="normal" fo:font-style="normal" style:text-underline-style="none" fo:font-weight="normal" style:font-name-asian="Montserrat1" style:font-size-asian="18pt" style:font-style-asian="normal" style:font-weight-asian="normal" style:font-name-complex="Montserrat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1;p14" draw:style-name="gr1" draw:text-style-name="P2" draw:layer="layout" svg:width="4.316cm" svg:height="1.523cm" svg:x="2.748cm" svg:y="1.684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1" draw:text-style-name="P2" draw:layer="layout" svg:width="4.316cm" svg:height="1.523cm" svg:x="7.848cm" svg:y="1.685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2" draw:text-style-name="P3" draw:layer="layout" svg:width="4.316cm" svg:height="1.523cm" svg:x="12.946cm" svg:y="1.685cm">
          <text:p text:style-name="P1"><text:span text:style-name="T1">Tes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4.316cm" svg:height="1.523cm" svg:x="2.749cm" svg:y="10.684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3" draw:layer="layout" svg:width="4.316cm" svg:height="1.523cm" svg:x="7.849cm" svg:y="10.685cm">
          <text:p text:style-name="P1"><text:span text:style-name="T1">Tes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4.316cm" svg:height="1.523cm" svg:x="12.947cm" svg:y="10.685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3" draw:layer="layout" svg:width="4.316cm" svg:height="1.523cm" svg:x="2.749cm" svg:y="5.985cm">
          <text:p text:style-name="P1"><text:span text:style-name="T1">Tes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1" draw:text-style-name="P2" draw:layer="layout" svg:width="4.316cm" svg:height="1.523cm" svg:x="7.849cm" svg:y="5.985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1" draw:text-style-name="P2" draw:layer="layout" svg:width="4.316cm" svg:height="1.523cm" svg:x="12.947cm" svg:y="5.986cm">
          <text:p text:style-name="P1"><text:span text:style-name="T1">Train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3" draw:text-style-name="P4" draw:layer="layout" svg:width="5.197cm" svg:height="0.854cm" svg:x="5.504cm" svg:y="4.324cm">
          <text:p text:style-name="P1"><text:span text:style-name="T1">Trained Model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71;p14" draw:style-name="gr4" draw:text-style-name="P5" draw:layer="layout" svg:width="1.115cm" svg:height="3.197cm" draw:transform="rotate (1.5707963267949) translate (4.904cm 4.324cm)">
          <text:p/>
          <draw:enhanced-geometry draw:mirror-horizontal="true" draw:mirror-vertical="false" draw:text-areas="0 0 ?f5 ?f6" svg:viewBox="0 0 0 0" draw:type="ooxml-curvedConnector3" draw:modifiers="5000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2;p14" draw:style-name="gr4" draw:text-style-name="P5" draw:layer="layout" svg:width="1.114cm" svg:height="1.902cm" draw:transform="rotate (-1.5707963267949) translate (10.006cm 3.209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3;p14" draw:style-name="gr5" draw:text-style-name="P7" draw:layer="layout" svg:width="2.538cm" svg:height="0.995cm" svg:x="-0.108cm" svg:y="2.109cm">
          <text:p text:style-name="P6"><text:span text:style-name="T1">Iter 1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5" draw:text-style-name="P7" draw:layer="layout" svg:width="2.538cm" svg:height="0.995cm" svg:x="-0.108cm" svg:y="6.409cm">
          <text:p text:style-name="P6"><text:span text:style-name="T1">Iter 2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5" draw:text-style-name="P7" draw:layer="layout" svg:width="2.538cm" svg:height="0.995cm" svg:x="-0.17cm" svg:y="10.92cm">
          <text:p text:style-name="P6"><text:span text:style-name="T1">Iter 3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4" draw:text-style-name="P5" draw:layer="layout" svg:width="4.401cm" svg:height="1.542cm" draw:transform="rotate (-3.14159265358979) translate (15.102cm 4.752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7;p14" draw:style-name="gr5" draw:text-style-name="P7" draw:layer="layout" svg:width="2.792cm" svg:height="0.995cm" svg:x="13.709cm" svg:y="3.888cm">
          <text:p text:style-name="P6"><text:span text:style-name="T1">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3" draw:text-style-name="P4" draw:layer="layout" svg:width="5.259cm" svg:height="0.854cm" svg:x="9.917cm" svg:y="8.612cm">
          <text:p text:style-name="P1"><text:span text:style-name="T1">Trained Model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79;p14" draw:style-name="gr5" draw:text-style-name="P7" draw:layer="layout" svg:width="2.792cm" svg:height="0.995cm" svg:x="4.605cm" svg:y="8.44cm">
          <text:p text:style-name="P6"><text:span text:style-name="T1">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4" draw:style-name="gr6" draw:text-style-name="P5" draw:layer="layout" svg:width="1.078cm" svg:height="2.602cm" draw:transform="rotate (-3.14159265358979) translate (19.123cm 4.712cm)">
          <draw:image xlink:href="Pictures/100002010000002C00000035DAEE543424ECD46A.png" xlink:type="simple" xlink:show="embed" xlink:actuate="onLoad">
            <text:p/>
          </draw:image>
        </draw:frame>
        <draw:frame draw:name="Google Shape;81;p14" draw:style-name="gr6" draw:text-style-name="P5" draw:layer="layout" svg:width="1.078cm" svg:height="2.602cm" draw:transform="rotate (-3.14159265358979) translate (19.27cm 9.012cm)">
          <draw:image xlink:href="Pictures/100002010000002C00000035DAEE543424ECD46A.png" xlink:type="simple" xlink:show="embed" xlink:actuate="onLoad">
            <text:p/>
          </draw:image>
        </draw:frame>
        <draw:frame draw:name="Google Shape;82;p14" draw:style-name="gr6" draw:text-style-name="P5" draw:layer="layout" svg:width="1.078cm" svg:height="2.602cm" draw:transform="rotate (-3.14159265358979) translate (19.27cm 13.789cm)">
          <draw:image xlink:href="Pictures/100002010000002C00000035DAEE543424ECD46A.png" xlink:type="simple" xlink:show="embed" xlink:actuate="onLoad">
            <text:p/>
          </draw:image>
        </draw:frame>
        <draw:custom-shape draw:name="Google Shape;83;p14" draw:style-name="gr3" draw:text-style-name="P4" draw:layer="layout" svg:width="5.259cm" svg:height="0.854cm" svg:x="7.392cm" svg:y="13.854cm">
          <text:p text:style-name="P1"><text:span text:style-name="T1">Trained Model</text:span></text:p>
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84;p14" draw:style-name="gr4" draw:text-style-name="P5" draw:layer="layout" svg:width="1.102cm" svg:height="2.557cm" draw:transform="rotate (-1.5707963267949) translate (15.105cm 7.51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5;p14" draw:style-name="gr4" draw:text-style-name="P5" draw:layer="layout" svg:width="1.102cm" svg:height="2.539cm" draw:transform="rotate (1.5707963267949) translate (10.005cm 8.612cm)">
          <text:p/>
          <draw:enhanced-geometry draw:mirror-horizontal="tru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6;p14" draw:style-name="gr4" draw:text-style-name="P5" draw:layer="layout" svg:width="5.009cm" svg:height="1.53cm" draw:transform="rotate (-3.14159265358979) translate (9.917cm 9.04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7;p14" draw:style-name="gr4" draw:text-style-name="P5" draw:layer="layout" svg:width="2.072cm" svg:height="2.484cm" draw:transform="rotate (1.5707963267949) translate (4.907cm 14.281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8;p14" draw:style-name="gr4" draw:text-style-name="P5" draw:layer="layout" svg:width="2.072cm" svg:height="2.452cm" draw:transform="rotate (-1.5707963267949) translate (15.105cm 12.20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89;p14" draw:style-name="gr4" draw:text-style-name="P5" draw:layer="layout" svg:width="1.644cm" svg:height="0.014cm" draw:transform="rotate (-1.5707963267949) translate (10.022cm 12.209cm)">
          <text:p/>
          <draw:enhanced-geometry draw:mirror-horizontal="tru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0;p14" draw:style-name="gr5" draw:text-style-name="P7" draw:layer="layout" svg:width="5.669cm" svg:height="0.995cm" svg:x="18.313cm" svg:y="0.423cm">
          <text:p text:style-name="P1"><text:span text:style-name="T1">Test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5" draw:text-style-name="P7" draw:layer="layout" svg:width="2.792cm" svg:height="0.995cm" svg:x="9.917cm" svg:y="12.534cm">
          <text:p text:style-name="P6"><text:span text:style-name="T1">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4" draw:style-name="gr6" draw:text-style-name="P5" draw:layer="layout" svg:width="1.261cm" svg:height="1.057cm" svg:x="20.668cm" svg:y="2.881cm">
          <draw:image xlink:href="Pictures/10000201000003200000029F2471FF291C6017D5.png" xlink:type="simple" xlink:show="embed" xlink:actuate="onLoad">
            <text:p/>
          </draw:image>
        </draw:frame>
        <draw:frame draw:name="Google Shape;93;p14" draw:style-name="gr6" draw:text-style-name="P5" draw:layer="layout" svg:width="1.261cm" svg:height="1.057cm" svg:x="20.668cm" svg:y="7.181cm">
          <draw:image xlink:href="Pictures/10000201000003200000029F1032ACB62FD9729F.png" xlink:type="simple" xlink:show="embed" xlink:actuate="onLoad">
            <text:p/>
          </draw:image>
        </draw:frame>
        <draw:frame draw:name="Google Shape;94;p14" draw:style-name="gr6" draw:text-style-name="P5" draw:layer="layout" svg:width="1.261cm" svg:height="1.057cm" svg:x="20.668cm" svg:y="11.958cm">
          <draw:image xlink:href="Pictures/10000201000003200000029F3ADDAA14D89E91EA.png" xlink:type="simple" xlink:show="embed" xlink:actuate="onLoad">
            <text:p/>
          </draw:image>
        </draw:frame>
        <draw:custom-shape draw:name="Google Shape;95;p14" draw:style-name="gr7" draw:text-style-name="P7" draw:layer="layout" svg:width="2.557cm" svg:height="12.426cm" svg:x="22.355cm" svg:y="1.847cm">
          <text:p text:style-name="P6"/>
          <draw:enhanced-geometry draw:mirror-horizontal="false" draw:mirror-vertical="false" draw:text-areas="0 ?f15 ?f14 ?f16" svg:viewBox="0 0 0 0" draw:type="ooxml-rightBrace" draw:modifiers="9188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96;p14" draw:style-name="gr8" draw:text-style-name="P7" draw:layer="layout" svg:width="3.536cm" svg:height="1.523cm" svg:x="24.831cm" svg:y="7.299cm">
          <text:p text:style-name="P6"><text:span text:style-name="T1">A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8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9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1" svg:font-family="Montserrat"/>
    <style:font-face style:name="Arial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629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Mpr1" draw:text-style-name="MP5" draw:layer="backgroundobjects" svg:width="25.19cm" svg:height="2.628cm" svg:x="1.399cm" svg:y="0.627cm" presentation:class="title" presentation:user-transformed="true">
        <draw:text-box>
          <text:p/>
        </draw:text-box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5.1.0.3$Linux_X86_64 LibreOffice_project/</meta:generator>
  </office:meta>
</office:document-meta>
</file>